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3" style:family="graphic" style:parent-style-name="objectwithoutfill">
      <style:graphic-properties draw:stroke="solid" svg:stroke-width="0.106cm" svg:stroke-color="#2bd22b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106cm" svg:stroke-color="#d22b2b" draw:marker-start="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  <style:text-properties style:font-name="Monaco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2bd22b"/>
    </style:style>
    <style:style style:name="P5" style:family="paragraph">
      <style:paragraph-properties fo:text-align="center"/>
      <style:text-properties fo:color="#d22b2b"/>
    </style:style>
    <style:style style:name="P6" style:family="paragraph">
      <loext:graphic-properties draw:fill="none" draw:fill-color="#ffffff"/>
      <style:paragraph-properties fo:text-align="center"/>
      <style:text-properties fo:color="#d22b2b"/>
    </style:style>
    <style:style style:name="T1" style:family="text">
      <style:text-properties style:font-name="Monaco"/>
    </style:style>
    <style:style style:name="T2" style:family="text">
      <style:text-properties fo:color="#2bd22b"/>
    </style:style>
    <style:style style:name="T3" style:family="text">
      <style:text-properties fo:color="#d22b2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074cm" svg:height="1.043cm" svg:x="2.524cm" svg:y="7.35cm">
          <draw:text-box>
            <text:p><text:span text:style-name="T1">phonePromise</text:span></text:p>
          </draw:text-box>
        </draw:frame>
        <draw:frame draw:style-name="gr1" draw:text-style-name="P1" xml:id="id2" draw:id="id2" draw:layer="layout" svg:width="5.836cm" svg:height="1.043cm" svg:x="7.424cm" svg:y="7.331cm">
          <draw:text-box>
            <text:p><text:span text:style-name="T1">.then(showOff)</text:span></text:p>
          </draw:text-box>
        </draw:frame>
        <draw:frame draw:style-name="gr1" draw:text-style-name="P1" xml:id="id3" draw:id="id3" draw:layer="layout" svg:width="6.979cm" svg:height="1.043cm" svg:x="13.024cm" svg:y="7.312cm">
          <draw:text-box>
            <text:p><text:span text:style-name="T1">.then(onResolved)</text:span></text:p>
          </draw:text-box>
        </draw:frame>
        <draw:frame draw:style-name="gr2" draw:text-style-name="P1" draw:layer="layout" svg:width="7.741cm" svg:height="1.043cm" svg:x="19.824cm" svg:y="7.293cm">
          <draw:text-box>
            <text:p><text:span text:style-name="T1">.catch(onRejected);</text:span></text:p>
          </draw:text-box>
        </draw:frame>
        <draw:connector draw:style-name="gr3" draw:text-style-name="P2" draw:layer="layout" draw:type="curve" draw:line-skew="-0.496cm" svg:x1="5.061cm" svg:y1="7.35cm" svg:x2="10.342cm" svg:y2="7.331cm" draw:start-shape="id1" draw:start-glue-point="0" draw:end-shape="id2" svg:d="M5061 7350c0-1522 5281-1513 5281-19" svg:viewBox="0 0 5282 1142">
          <text:p/>
        </draw:connector>
        <draw:frame draw:style-name="gr1" draw:text-style-name="P4" draw:layer="layout" svg:width="2.894cm" svg:height="0.954cm" svg:x="6.207cm" svg:y="5.126cm">
          <draw:text-box>
            <text:p text:style-name="P3"><text:span text:style-name="T2">resolved</text:span></text:p>
          </draw:text-box>
        </draw:frame>
        <draw:connector draw:style-name="gr3" draw:text-style-name="P2" draw:layer="layout" draw:type="curve" draw:line-skew="-0.35cm" svg:x1="10.342cm" svg:y1="7.331cm" svg:x2="16.513cm" svg:y2="7.312cm" draw:start-shape="id2" draw:end-shape="id3" draw:end-glue-point="0" svg:d="M10342 7331c0-1303 6171-1294 6171-19" svg:viewBox="0 0 6172 977">
          <text:p/>
        </draw:connector>
        <draw:frame draw:style-name="gr1" draw:text-style-name="P4" draw:layer="layout" svg:width="2.894cm" svg:height="0.954cm" svg:x="11.781cm" svg:y="5.153cm">
          <draw:text-box>
            <text:p text:style-name="P3"><text:span text:style-name="T2">resolved</text:span></text:p>
          </draw:text-box>
        </draw:frame>
      </draw:page>
      <draw:page draw:name="page2" draw:style-name="dp1" draw:master-page-name="Default">
        <draw:frame draw:style-name="gr1" draw:text-style-name="P1" xml:id="id4" draw:id="id4" draw:layer="layout" svg:width="5.074cm" svg:height="1.043cm" svg:x="2.524cm" svg:y="7.35cm">
          <draw:text-box>
            <text:p><text:span text:style-name="T1">phonePromise</text:span></text:p>
          </draw:text-box>
        </draw:frame>
        <draw:frame draw:style-name="gr1" draw:text-style-name="P1" xml:id="id5" draw:id="id5" draw:layer="layout" svg:width="5.836cm" svg:height="1.043cm" svg:x="7.424cm" svg:y="7.331cm">
          <draw:text-box>
            <text:p><text:span text:style-name="T1">.then(showOff)</text:span></text:p>
          </draw:text-box>
        </draw:frame>
        <draw:frame draw:style-name="gr1" draw:text-style-name="P1" draw:layer="layout" svg:width="6.979cm" svg:height="1.043cm" svg:x="13.024cm" svg:y="7.312cm">
          <draw:text-box>
            <text:p><text:span text:style-name="T1">.then(onResolved)</text:span></text:p>
          </draw:text-box>
        </draw:frame>
        <draw:frame draw:style-name="gr2" draw:text-style-name="P1" xml:id="id6" draw:id="id6" draw:layer="layout" svg:width="7.741cm" svg:height="1.043cm" svg:x="19.824cm" svg:y="7.293cm">
          <draw:text-box>
            <text:p><text:span text:style-name="T1">.catch(onRejected);</text:span></text:p>
          </draw:text-box>
        </draw:frame>
        <draw:connector draw:style-name="gr3" draw:text-style-name="P2" draw:layer="layout" draw:type="curve" draw:line-skew="-0.496cm" svg:x1="5.061cm" svg:y1="7.35cm" svg:x2="10.342cm" svg:y2="7.331cm" draw:start-shape="id4" draw:start-glue-point="0" draw:end-shape="id5" svg:d="M5061 7350c0-1522 5281-1513 5281-19" svg:viewBox="0 0 5282 1142">
          <text:p/>
        </draw:connector>
        <draw:frame draw:style-name="gr1" draw:text-style-name="P4" draw:layer="layout" svg:width="2.894cm" svg:height="0.954cm" svg:x="6.207cm" svg:y="5.126cm">
          <draw:text-box>
            <text:p text:style-name="P3"><text:span text:style-name="T2">resolved</text:span></text:p>
          </draw:text-box>
        </draw:frame>
        <draw:connector draw:style-name="gr4" draw:text-style-name="P2" draw:layer="layout" draw:type="curve" draw:line-skew="-0.395cm" svg:x1="10.342cm" svg:y1="7.331cm" svg:x2="23.694cm" svg:y2="7.293cm" draw:start-shape="id5" draw:end-shape="id6" draw:end-glue-point="0" svg:d="M10342 7331c0-1458 13352-1439 13352-38" svg:viewBox="0 0 13353 1092">
          <text:p/>
        </draw:connector>
        <draw:frame draw:style-name="gr1" draw:text-style-name="P6" draw:layer="layout" svg:width="2.754cm" svg:height="0.954cm" svg:x="15.581cm" svg:y="5.153cm">
          <draw:text-box>
            <text:p text:style-name="P5"><text:span text:style-name="T3">rejected</text:span></text:p>
          </draw:text-box>
        </draw:frame>
      </draw:page>
      <draw:page draw:name="page3" draw:style-name="dp1" draw:master-page-name="Default">
        <draw:frame draw:style-name="gr1" draw:text-style-name="P1" xml:id="id7" draw:id="id7" draw:layer="layout" svg:width="5.074cm" svg:height="1.043cm" svg:x="2.524cm" svg:y="7.35cm">
          <draw:text-box>
            <text:p><text:span text:style-name="T1">phonePromise</text:span></text:p>
          </draw:text-box>
        </draw:frame>
        <draw:frame draw:style-name="gr1" draw:text-style-name="P1" draw:layer="layout" svg:width="5.836cm" svg:height="1.043cm" svg:x="7.424cm" svg:y="7.331cm">
          <draw:text-box>
            <text:p><text:span text:style-name="T1">.then(showOff)</text:span></text:p>
          </draw:text-box>
        </draw:frame>
        <draw:frame draw:style-name="gr1" draw:text-style-name="P1" draw:layer="layout" svg:width="6.979cm" svg:height="1.043cm" svg:x="13.024cm" svg:y="7.312cm">
          <draw:text-box>
            <text:p><text:span text:style-name="T1">.then(onResolved)</text:span></text:p>
          </draw:text-box>
        </draw:frame>
        <draw:frame draw:style-name="gr2" draw:text-style-name="P1" xml:id="id8" draw:id="id8" draw:layer="layout" svg:width="7.741cm" svg:height="1.043cm" svg:x="19.824cm" svg:y="7.293cm">
          <draw:text-box>
            <text:p><text:span text:style-name="T1">.catch(onRejected);</text:span></text:p>
          </draw:text-box>
        </draw:frame>
        <draw:connector draw:style-name="gr4" draw:text-style-name="P2" draw:layer="layout" draw:type="curve" draw:line-skew="-0.263cm" svg:x1="5.061cm" svg:y1="7.35cm" svg:x2="23.694cm" svg:y2="7.293cm" draw:start-shape="id7" draw:end-shape="id8" draw:end-glue-point="0" svg:d="M5061 7350c0-1288 18633-1260 18633-57" svg:viewBox="0 0 18634 964">
          <text:p/>
        </draw:connector>
        <draw:frame draw:style-name="gr1" draw:text-style-name="P6" draw:layer="layout" svg:width="2.754cm" svg:height="0.954cm" svg:x="12.481cm" svg:y="5.153cm">
          <draw:text-box>
            <text:p text:style-name="P5"><text:span text:style-name="T3">rejec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7:17:28.600560000</meta:creation-date>
    <dc:date>2017-03-15T17:26:07.599726000</dc:date>
    <meta:editing-duration>PT8M39S</meta:editing-duration>
    <meta:editing-cycles>2</meta:editing-cycles>
    <meta:generator>LibreOffice/5.3.0.3$MacOSX_X86_64 LibreOffice_project/7074905676c47b82bbcfbea1aeefc84afe1c50e1</meta:generator>
    <meta:document-statistic meta:object-count="22"/>
  </office:meta>
</office:document-meta>
</file>